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loext="urn:org:documentfoundation:names:experimental:office:xmlns:loext:1.0" grddl:transformation="http://docs.oasis-open.org/office/1.2/xslt/odf2rdf.xsl">
  <office:scripts/>
  <office:font-face-decls>
    <style:font-face style:name="Helvetica Neue" svg:font-family="'Helvetica Neue'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loext:contextual-spacing="false" fo:margin-left="0cm" fo:margin-right="0cm" fo:margin-top="0cm" fo:margin-bottom="0.265cm" fo:orphans="2" fo:widows="2" fo:text-indent="0cm" style:auto-text-indent="false"/>
      <style:text-properties fo:font-variant="normal" fo:text-transform="none" fo:color="#333366" style:font-name="Helvetica Neue" fo:font-size="10.5pt" fo:letter-spacing="normal" fo:font-style="normal" fo:font-weight="normal"/>
    </style:style>
    <style:style style:name="P2" style:family="paragraph" style:parent-style-name="Heading_20_2">
      <style:text-properties fo:font-variant="normal" fo:text-transform="none" fo:color="#333366" style:font-name="Helvetica Neue" fo:font-size="21pt" fo:letter-spacing="normal" fo:font-style="normal" fo:font-weight="bold"/>
    </style:style>
    <style:style style:name="P3" style:family="paragraph" style:parent-style-name="Text_20_body" style:list-style-name="L1">
      <style:paragraph-properties loext:contextual-spacing="false" fo:margin-top="0cm" fo:margin-bottom="0.265cm" style:line-height-at-least="0.529cm" fo:orphans="2" fo:widows="2" fo:padding="0cm" fo:border="none"/>
      <style:text-properties fo:font-variant="normal" fo:text-transform="none" fo:color="#333366" style:font-name="Helvetica Neue" fo:font-size="10.5pt" fo:letter-spacing="normal" fo:font-style="normal" fo:font-weight="normal"/>
    </style:style>
    <style:style style:name="P4" style:family="paragraph" style:parent-style-name="Text_20_body">
      <style:paragraph-properties loext:contextual-spacing="false" fo:margin-left="0cm" fo:margin-right="0cm" fo:margin-top="0cm" fo:margin-bottom="0.265cm" fo:orphans="2" fo:widows="2" fo:text-indent="0cm" style:auto-text-indent="false"/>
      <style:text-properties fo:font-variant="normal" fo:text-transform="none" fo:color="#333366" style:font-name="Helvetica Neue" fo:font-size="10.5pt" fo:letter-spacing="normal" fo:font-style="normal" fo:font-weight="normal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Proxecto - Media Query</text:h>
      <text:section text:style-name="Sect1" text:name="intro">
        <text:p text:style-name="P1">Escoller unha páxina do proxecto e transformala, usando media queries, a RWD. Queremos que a web teña tres comportamentos:</text:p>
        <text:list xml:id="list41762270" text:style-name="L1">
          <text:list-item>
            <text:p text:style-name="P3">Monitores de PC (tamaño grande)</text:p>
          </text:list-item>
          <text:list-item>
            <text:p text:style-name="P3">Tablets e móbiles en landscape, sempre que sexa posible (tamaño mediano).</text:p>
          </text:list-item>
          <text:list-item>
            <text:p text:style-name="P3">Móbiles en portrait (tamaño pequeno).</text:p>
          </text:list-item>
        </text:list>
        <text:p text:style-name="P1">Será necesario tratar os casos dos dispositivos móviles (viewport).</text:p>
        <text:p text:style-name="P1">Incluir os datos do dispositivo que utilizastes para as probas: marca e modelo do móbil, px de ancho do device-width en portrait e px de ancho do device-width en landscape.</text:p>
        <text:p text:style-name="P1">Non utilicedes media queries moi forzadas (max-width:427px, por exemplo) tratar cada caso dun xeito xenérico, non porque a vós vos faga un salto un pixel determinado tratalo ahí.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loext="urn:org:documentfoundation:names:experimental:office:xmlns:loext:1.0" grddl:transformation="http://docs.oasis-open.org/office/1.2/xslt/odf2rdf.xsl">
  <office:font-face-decls>
    <style:font-face style:name="Helvetica Neue" svg:font-family="'Helvetica Neue'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gl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loext:contextual-spacing="false" fo:margin-top="0.353cm" fo:margin-bottom="0.212cm"/>
      <style:text-properties style:font-name="Liberation Serif" fo:font-size="18pt" fo:font-weight="bold" style:font-name-asian="NSimSun" style:font-size-asian="18pt" style:font-weight-asian="bold" style:font-name-complex="Lucida Sans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9-04-08T21:53:00.610000000</meta:creation-date>
    <dc:date>2019-04-08T21:56:48.43</dc:date>
    <meta:editing-duration>PT00H01M54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1" meta:paragraph-count="8" meta:word-count="114" meta:character-count="708"/>
    <dc:creator>Gerardo A Otero Rodriguez</dc:creator>
  </office:meta>
</office:document-meta>
</file>